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Verdana, Tahom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ed1c24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fff200"/>
    </style:style>
    <style:style style:name="P4" style:family="paragraph" style:parent-style-name="Heading_20_3">
      <style:text-properties fo:font-variant="normal" fo:text-transform="none" fo:color="#0082c5" style:font-name="Open Sans" fo:font-size="14.25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f572" officeooo:paragraph-rsid="000af572" fo:background-color="#ed1c24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ed1c24"/>
    </style:style>
    <style:style style:name="P7" style:family="paragraph" style:parent-style-name="Text_20_body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ed1c24"/>
    </style:style>
    <style:style style:name="P8" style:family="paragraph" style:parent-style-name="Text_20_body" style:list-style-name="L1">
      <style:paragraph-properties fo:orphans="2" fo:widows="2"/>
      <style:text-properties fo:font-size="12pt" officeooo:rsid="000a1ed4" officeooo:paragraph-rsid="000a1ed4" fo:background-color="#ed1c24" style:font-size-asian="12pt" style:font-size-complex="12pt"/>
    </style:style>
    <style:style style:name="P9" style:family="paragraph" style:parent-style-name="Text_20_body" style:list-style-name="L2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fff200"/>
    </style:style>
    <style:style style:name="P10" style:family="paragraph" style:parent-style-name="Text_20_body" style:list-style-name="L4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fff200"/>
    </style:style>
    <style:style style:name="P11" style:family="paragraph" style:parent-style-name="Text_20_body" style:list-style-name="L5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fff200"/>
    </style:style>
    <style:style style:name="P12" style:family="paragraph" style:parent-style-name="Text_20_body" style:list-style-name="L3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f572" officeooo:paragraph-rsid="000af572" fo:background-color="#fff200"/>
    </style:style>
    <style:style style:name="P13" style:family="paragraph" style:parent-style-name="Text_20_body" style:list-style-name="L6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fff200"/>
    </style:style>
    <style:style style:name="P14" style:family="paragraph" style:parent-style-name="Text_20_body" style:list-style-name="L7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fff200"/>
    </style:style>
    <style:style style:name="P15" style:family="paragraph" style:parent-style-name="Text_20_body" style:list-style-name="L8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fff200"/>
    </style:style>
    <style:style style:name="P16" style:family="paragraph" style:parent-style-name="Text_20_body" style:list-style-name="L2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00a65d"/>
    </style:style>
    <style:style style:name="P17" style:family="paragraph" style:parent-style-name="Text_20_body" style:list-style-name="L5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00a65d"/>
    </style:style>
    <style:style style:name="P18" style:family="paragraph" style:parent-style-name="Text_20_body" style:list-style-name="L6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00a65d"/>
    </style:style>
    <style:style style:name="P19" style:family="paragraph" style:parent-style-name="Text_20_body" style:list-style-name="L7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9f28" officeooo:paragraph-rsid="000a9f28" fo:background-color="#00a65d"/>
    </style:style>
    <style:style style:name="P20" style:family="paragraph" style:parent-style-name="Text_20_body" style:list-style-name="L5">
      <style:paragraph-properties fo:orphans="2" fo:widows="2"/>
      <style:text-properties fo:font-variant="normal" fo:text-transform="none" fo:color="#000000" style:font-name="Open Sans" fo:font-size="14pt" fo:letter-spacing="normal" fo:font-style="normal" fo:font-weight="normal" officeooo:rsid="000a1ed4" officeooo:paragraph-rsid="000a1ed4" fo:background-color="#00a65d"/>
    </style:style>
    <style:style style:name="T1" style:family="text">
      <style:text-properties fo:font-variant="normal" fo:text-transform="none" fo:color="#00000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Open Sans" fo:font-size="14pt" fo:letter-spacing="normal" fo:font-style="normal" fo:font-weight="normal" fo:background-color="#ed1c24" loext:char-shading-value="0"/>
    </style:style>
    <style:style style:name="T3" style:family="text">
      <style:text-properties fo:font-variant="normal" fo:text-transform="none" fo:color="#000000" style:font-name="Open Sans" fo:font-size="14pt" fo:letter-spacing="normal" fo:font-style="normal" fo:font-weight="normal" fo:background-color="#fff200" loext:char-shading-value="0"/>
    </style:style>
    <style:style style:name="T4" style:family="text">
      <style:text-properties fo:font-variant="normal" fo:text-transform="none" fo:color="#000000" style:font-name="Open Sans" fo:font-size="14pt" fo:letter-spacing="normal" fo:font-style="normal" fo:font-weight="normal" fo:background-color="#00a65d" loext:char-shading-value="0"/>
    </style:style>
    <style:style style:name="T5" style:family="text">
      <style:text-properties fo:font-variant="normal" fo:text-transform="none" fo:color="#000000" style:font-name="Open Sans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letter-spacing="normal" fo:font-style="normal" fo:font-weight="normal" fo:background-color="#00a65d" loext:char-shading-value="0"/>
    </style:style>
    <style:style style:name="T7" style:family="text">
      <style:text-properties fo:font-variant="normal" fo:text-transform="none" fo:color="#000000" style:font-name="Open Sans" fo:letter-spacing="normal" fo:font-style="normal" fo:font-weight="normal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63"/>63. Fotografický ateliér</text:h>
      <text:p text:style-name="P1"><text:span text:style-name="T1">Najal vás majitel řetězce foto-studií, aby jste mu vytvořili IS pro evidenci pronájmu prostor, vybavení a vyškoleného personálu. </text:span><text:span text:style-name="T2">Sekretářka</text:span><text:span text:style-name="T1"> bude mít možnost </text:span><text:span text:style-name="T4">zadávat a rušit</text:span><text:span text:style-name="T1"> </text:span><text:span text:style-name="T2">rezervace</text:span><text:span text:style-name="T1"> jednotlivých </text:span><text:span text:style-name="T2">klientů</text:span><text:span text:style-name="T1">. IS ji následně vyčíslí cenu daného pronájmu. O klientech si bude uchovávat </text:span><text:span text:style-name="T3">jméno</text:span><text:span text:style-name="T1"> nebo </text:span><text:span text:style-name="T3">název firmy, kontaktní adresu, telefon a číslo účtu</text:span><text:span text:style-name="T1">. Pronajímaný </text:span><text:span text:style-name="T2">prostor</text:span><text:span text:style-name="T1"> (</text:span><text:span text:style-name="T3">určen adresou</text:span><text:span text:style-name="T1">) je členěn na </text:span><text:span text:style-name="T2">ateliéry</text:span><text:span text:style-name="T1">, u kterých nás zajímá </text:span><text:span text:style-name="T3">rozloha a cena za hodinu pronájmu</text:span><text:span text:style-name="T1">. </text:span><text:span text:style-name="T2">Rezervace</text:span><text:span text:style-name="T1"> se vždy </text:span><text:span text:style-name="T4">vztahuje</text:span><text:span text:style-name="T1"> na určitý </text:span><text:span text:style-name="T2">ateliér</text:span><text:span text:style-name="T1"> a na </text:span><text:span text:style-name="T3">určitou dobu</text:span><text:span text:style-name="T1">. Klient si má možnost navíc domluvit dodatečné služby - přítomnost </text:span><text:span text:style-name="T2">vizážistky, fotografa, osvětlovače</text:span><text:span text:style-name="T1">. Služby nemusí být dohodnuté na celou dobu pronájmu ateliéru (např. vizážistka bude přítomná jen první hodinu pronájmu). U všech </text:span><text:span text:style-name="T2">zaměstnanců</text:span><text:span text:style-name="T1"> bude uvedeno jejich </text:span><text:span text:style-name="T3">jméno, funkce, adresa, kontakt a cena/hod</text:span><text:span text:style-name="T1">. </text:span><text:span text:style-name="T4">IS jim při každé nové rezervaci pošle upozornění ohledně najímaní si jejich služeb</text:span><text:span text:style-name="T1">. Taktéž budou mít možnost si </text:span><text:span text:style-name="T4">vypsat rezervace</text:span><text:span text:style-name="T1">, které se jich týkají. V rámci rezervace si může klient pronajat i některé </text:span><text:span text:style-name="T2">vybavení</text:span><text:span text:style-name="T1"> typu: </text:span><text:span text:style-name="T2">počítač, fotoaparát, reflexní deštníky, reflektory, stativy</text:span><text:span text:style-name="T1">... U každé položky je uveden </text:span><text:span text:style-name="T3">název, popis, typ, věk, opotřebení (nový, poškozený, v opravě, vyřazený) a cena/hod. pronájmu</text:span><text:span text:style-name="T1"> a mohou se </text:span><text:span text:style-name="T4">nacházet v různých prostorech</text:span><text:span text:style-name="T1">. V případě zjištěné škody na majetku, se tato skutečnost zanese do systému k </text:span><text:span text:style-name="T4">příslušné rezervaci a oznámí klientovi</text:span><text:span text:style-name="T1">. </text:span><text:span text:style-name="T2">Škoda</text:span><text:span text:style-name="T1"> se může týkat jak ateliéru, tak vybavení a je určená </text:span><text:span text:style-name="T3">finanční kompenzace</text:span><text:span text:style-name="T1">, která musí být uhrazena do třiceti denní lhůty. </text:span><text:span text:style-name="T3">Den zaplacení škody</text:span><text:span text:style-name="T1"> se pak zaeviduje v systé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Verdana, Tahom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03:28.200000000</meta:creation-date>
    <dc:date>2017-11-25T15:26:26.690000000</dc:date>
    <meta:editing-duration>PT1H19M18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2" meta:word-count="237" meta:character-count="1587" meta:non-whitespace-character-count="1352"/>
  </office:meta>
</office:document-meta>
</file>